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Tahoma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ce4"/>
        <table:table-row table:style-name="ro1">
          <table:table-cell office:value-type="string" calcext:value-type="string">
            <text:p>Ni Foil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Error</text:p>
          </table:table-cell>
          <table:table-cell table:style-name="Default" office:value-type="string" calcext:value-type="string">
            <text:p>Fluence (p/cm^2)</text:p>
          </table:table-cell>
          <table:table-cell table:style-name="Default" office:value-type="string" calcext:value-type="string">
            <text:p>Error (p/cm^2)</text:p>
          </table:table-cell>
        </table:table-row>
        <table:table-row table:style-name="ro1">
          <table:table-cell office:value-type="string" calcext:value-type="string">
            <text:p>15 (calibrated Position)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7040000000000" calcext:value-type="float">
            <text:p>7.04E+12</text:p>
          </table:table-cell>
          <table:table-cell table:formula="of:=([.D2]/[.B2])*[.C2]" office:value-type="float" office:value="681290322580.645" calcext:value-type="float">
            <text:p>6.81E+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22" calcext:value-type="float">
            <text:p>7822</text:p>
          </table:table-cell>
          <table:table-cell office:value-type="float" office:value="106" calcext:value-type="float">
            <text:p>106</text:p>
          </table:table-cell>
          <table:table-cell office:value-type="float" office:value="589937747369402" calcext:value-type="float">
            <text:p>5.90E+14</text:p>
          </table:table-cell>
          <table:table-cell table:formula="of:=([.D3]/[.B3])*[.C3]" office:value-type="float" office:value="7994553978669.98" calcext:value-type="float">
            <text:p>7.99E+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6" calcext:value-type="float">
            <text:p>326</text:p>
          </table:table-cell>
          <table:table-cell office:value-type="float" office:value="21" calcext:value-type="float">
            <text:p>21</text:p>
          </table:table-cell>
          <table:table-cell office:value-type="float" office:value="22820705417876.8" calcext:value-type="float">
            <text:p>2.28E+13</text:p>
          </table:table-cell>
          <table:table-cell table:formula="of:=([.D4]/[.B4])*[.C4]" office:value-type="float" office:value="1470045441028.87" calcext:value-type="float">
            <text:p>1.47E+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35" calcext:value-type="float">
            <text:p>1835</text:p>
          </table:table-cell>
          <table:table-cell office:value-type="float" office:value="51" calcext:value-type="float">
            <text:p>51</text:p>
          </table:table-cell>
          <table:table-cell office:value-type="float" office:value="129926900408886" calcext:value-type="float">
            <text:p>1.30E+14</text:p>
          </table:table-cell>
          <table:table-cell table:formula="of:=([.D5]/[.B5])*[.C5]" office:value-type="float" office:value="3611047368312.36" calcext:value-type="float">
            <text:p>3.61E+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3" calcext:value-type="float">
            <text:p>763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2688503742014.2" calcext:value-type="float">
            <text:p>5.27E+13</text:p>
          </table:table-cell>
          <table:table-cell table:formula="of:=([.D6]/[.B6])*[.C6]" office:value-type="float" office:value="2071631864037.26" calcext:value-type="float">
            <text:p>2.07E+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10" calcext:value-type="float">
            <text:p>1910</text:p>
          </table:table-cell>
          <table:table-cell office:value-type="float" office:value="52" calcext:value-type="float">
            <text:p>52</text:p>
          </table:table-cell>
          <table:table-cell office:value-type="float" office:value="129542860633399" calcext:value-type="float">
            <text:p>1.30E+14</text:p>
          </table:table-cell>
          <table:table-cell table:formula="of:=([.D7]/[.B7])*[.C7]" office:value-type="float" office:value="3526821336616.1" calcext:value-type="float">
            <text:p>3.53E+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8" loext:min-decimal-places="8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5:40:05.411918524</meta:creation-date>
    <dc:date>2018-02-28T15:49:17.325841190</dc:date>
    <meta:editing-duration>PT9M12S</meta:editing-duration>
    <meta:editing-cycles>1</meta:editing-cycles>
    <meta:document-statistic meta:table-count="1" meta:cell-count="35" meta:object-count="0"/>
    <meta:generator>LibreOffice/5.3.5.2$Linux_X86_64 LibreOffice_project/30$Build-2</meta:generator>
  </office:meta>
</office:document-meta>
</file>